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1" fo:font-size="11pt" style:font-size-asian="11pt" style:font-size-complex="11pt"/>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Text_20_body">
      <style:text-properties fo:font-variant="normal" fo:text-transform="none" fo:color="#212121" style:font-name="Courier New1" fo:font-size="11pt" fo:letter-spacing="normal" fo:font-style="normal" fo:font-weight="normal" style:font-size-asian="11pt" style:font-size-complex="11pt"/>
    </style:style>
    <style:style style:name="P6" style:family="paragraph" style:parent-style-name="Text_20_body">
      <style:text-properties style:font-name="Courier New1" fo:font-size="11pt" style:font-size-asian="11pt" style:font-size-complex="11pt"/>
    </style:style>
    <style:style style:name="P7" style:family="paragraph" style:parent-style-name="Text_20_body">
      <style:text-properties fo:color="#0066cc"/>
    </style:style>
    <style:style style:name="P8" style:family="paragraph" style:parent-style-name="Text_20_body">
      <style:text-properties fo:color="#0066cc" style:font-name="Courier New1" fo:font-size="11pt" fo:font-style="italic" style:font-size-asian="11pt" style:font-style-asian="italic" style:font-size-complex="11pt" style:font-style-complex="italic"/>
    </style:style>
    <style:style style:name="P9" style:family="paragraph" style:parent-style-name="Text_20_body">
      <style:text-properties fo:color="#0066cc" style:font-name="Courier New1" fo:font-size="11pt" style:font-size-asian="11pt" style:font-size-complex="11pt"/>
    </style:style>
    <style:style style:name="P10" style:family="paragraph" style:parent-style-name="Text_20_body" style:list-style-name="L1"/>
    <style:style style:name="P11" style:family="paragraph" style:parent-style-name="Text_20_body" style:list-style-name="L1">
      <style:paragraph-properties fo:text-align="justify" style:justify-single-word="false"/>
    </style:style>
    <style:style style:name="P12" style:family="paragraph" style:parent-style-name="Heading_20_1" style:list-style-name="WWNum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color="#212121" style:font-name="Arial1"/>
    </style:style>
    <style:style style:name="T3" style:family="text">
      <style:text-properties fo:font-variant="normal" fo:text-transform="none" fo:color="#212121" style:font-name="Courier New1" fo:font-size="11pt" fo:letter-spacing="normal" fo:font-style="normal" fo:font-weight="normal" style:font-size-asian="11pt" style:font-size-complex="11pt"/>
    </style:style>
    <style:style style:name="T4" style:family="text">
      <style:text-properties fo:font-variant="normal" fo:text-transform="none" fo:color="#212121" style:font-name="Courier New1" fo:font-size="11pt" fo:letter-spacing="normal" fo:font-style="normal" fo:font-weight="normal" fo:background-color="#f7f7f7" loext:char-shading-value="0" style:font-size-asian="11pt" style:font-weight-asian="normal" style:font-size-complex="11pt" style:font-weight-complex="normal"/>
    </style:style>
    <style:style style:name="T5" style:family="text">
      <style:text-properties fo:font-variant="normal" fo:text-transform="none" fo:color="#37474f" style:font-name="Courier New1" fo:font-size="11pt" fo:letter-spacing="normal" fo:font-style="normal" fo:font-weight="bold" fo:background-color="#f7f7f7" loext:char-shading-value="0" style:font-size-asian="11pt" style:font-size-complex="11pt"/>
    </style:style>
    <style:style style:name="T6" style:family="text">
      <style:text-properties fo:font-variant="normal" fo:text-transform="none" fo:color="#37474f" style:font-name="Courier New1" fo:font-size="11pt" fo:letter-spacing="normal" fo:font-style="normal" fo:font-weight="bold" fo:background-color="#f7f7f7" loext:char-shading-value="0" style:font-size-asian="11pt" style:font-weight-asian="normal" style:font-size-complex="11pt" style:font-weight-complex="normal"/>
    </style:style>
    <style:style style:name="T7" style:family="text">
      <style:text-properties fo:font-variant="normal" fo:text-transform="none" fo:color="#000000" style:font-name="Courier New1" fo:font-size="11pt" fo:letter-spacing="normal" fo:font-style="normal" fo:font-weight="normal" fo:background-color="#f7f7f7" loext:char-shading-value="0" style:font-size-asian="11pt" style:font-weight-asian="normal" style:font-size-complex="11pt" style:font-weight-complex="normal"/>
    </style:style>
    <style:style style:name="T8" style:family="text">
      <style:text-properties fo:font-variant="normal" fo:text-transform="none" fo:color="#000000" style:font-name="Courier New1" fo:font-size="11pt" fo:letter-spacing="normal" fo:font-style="normal" fo:font-weight="normal" officeooo:rsid="000d8792" fo:background-color="#f7f7f7" loext:char-shading-value="0" style:font-size-asian="11pt" style:font-weight-asian="normal" style:font-size-complex="11pt" style:font-weight-complex="normal"/>
    </style:style>
    <style:style style:name="T9" style:family="text">
      <style:text-properties fo:font-variant="normal" fo:text-transform="none" fo:color="#000000" style:font-name="Courier New1" fo:font-size="11pt" fo:letter-spacing="normal" fo:font-style="normal" fo:font-weight="normal"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Courier New1" fo:font-size="11pt" style:font-size-asian="11pt" style:font-size-complex="11pt"/>
    </style:style>
    <style:style style:name="T12" style:family="text">
      <style:text-properties officeooo:rsid="000c13d4"/>
    </style:style>
    <style:style style:name="T13" style:family="text">
      <style:text-properties officeooo:rsid="000d879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82629789" text:style-name="WWNum1">
        <text:list-header>
          <text:h text:style-name="P12" text:outline-level="1">Firestore -Que es</text:h>
        </text:list-header>
      </text:list>
      <text:list xml:id="list2901654267" text:style-name="Outline">
        <text:list-item>
          <text:h text:style-name="Heading_20_1" text:outline-level="1">Android Estudio V3.0.17/Flutter</text:h>
        </text:list-item>
      </text:list>
      <text:p text:style-name="Standard"/>
      <text:p text:style-name="Standard">Objetivo:</text:p>
      <text:p text:style-name="Standard"/>
      <text:p text:style-name="Standard">F.Creación: 8-6-2018</text:p>
      <text:p text:style-name="Standard"/>
      <text:p text:style-name="P1">Link de Interes:<text:tab/><text:a xlink:type="simple" xlink:href="https://firebase.google.com/docs/" text:style-name="Internet_20_link" text:visited-style-name="Visited_20_Internet_20_Link">Documentos</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
      <text:p text:style-name="P1"/>
      <text:list xml:id="list131751170024321" text:continue-numbering="true" text:style-name="Outline">
        <text:list-item>
          <text:list>
            <text:list-item>
              <text:h text:style-name="Heading_20_2" text:outline-level="2"><text:soft-page-break/>Productos de Firebase</text:h>
            </text:list-item>
          </text:list>
        </text:list-item>
      </text:list>
      <text:p text:style-name="P2">Firebase es una plataforma movil creada por Google,con la idea de hacer apps para celulares.Se puede acceder a ella desde la web y desde celulares Android e Ios</text:p>
      <text:p text:style-name="P4">Ofrece varios productos, algunos gratis y otros cobrados</text:p>
      <text:p text:style-name="P4"><text:span text:style-name="T1">Realtime database</text:span>-&gt;es la primera versión que se ofrecio y ya esta en producción los datos se almacenan en formato Json</text:p>
      <text:p text:style-name="P4"><text:span text:style-name="T1">Cloud Firestore</text:span>--&gt;Mas adelante trat<text:span text:style-name="T12">a</text:span>remos de esta base de datos <text:span text:style-name="T13">orientada a documentos</text:span>, que se encuentra en Beta</text:p>
      <text:p text:style-name="P4"><text:span text:style-name="T1">Autenticación</text:span>--&gt;Permite que nuestro usuarios se autentifiquen por correo, Twitter o face</text:p>
      <text:p text:style-name="P4"><text:span text:style-name="T1">Cloud storage-</text:span>-&gt;Es para usuarios que necesiten almacenar fotos o videos.</text:p>
      <text:p text:style-name="P4"><text:span text:style-name="T1">Test Lab</text:span>--&gt;Permite probar la app en dispositivos reales,te da el modelo de celular <text:s/>en que la app trae problemas, regional si es necesario.Robo hace las pruebas, sin necesidad de escribirlas antes.Tambien se pueden escribir pruebas de instrumentalización.</text:p>
      <text:p text:style-name="P4"><text:span text:style-name="T1">Perfomance monitoring</text:span>--&gt;Estadísticas de los problemas de rendimiento.</text:p>
      <text:p text:style-name="P4"><text:span text:style-name="T1">Crashlytics</text:span>--&gt; Estadísticas mas cototas</text:p>
      <text:p text:style-name="P4"><text:span text:style-name="T1">Cloud function</text:span>--&gt; Código backend</text:p>
      <text:p text:style-name="P4"><text:span text:style-name="T1">Firebase Hosting</text:span>--&gt;Hosting para la web</text:p>
      <text:p text:style-name="P4"><text:span text:style-name="T1">Analytic</text:span>--&gt;Estadisticas sobre el uso de la app <text:s/>y la participación de los <text:s/>usuarios</text:p>
      <text:p text:style-name="P4"><text:span text:style-name="T1">Dynamick Links</text:span>--&gt;Implementar vínculos como se desea, en varias plataformas, por ejemplo si se abre en android puede saltar a android si se esta en web puede saltar a la web , si no tiene la app instalada se le puede sugerir instalarla.</text:p>
      <text:p text:style-name="P4"><text:span text:style-name="T1">Invites</text:span>--&gt;la idea es que los usuarios puedan promover , boca a boca informativo.</text:p>
      <text:p text:style-name="P4"><text:span text:style-name="T1">Adwords</text:span>--&gt;Llega a clientes potenciales con anuncios en línea</text:p>
      <text:p text:style-name="P4"><text:span text:style-name="T1">Cloud Messaging</text:span>--&gt;Permite enviar mensajes de forma gratuita y segura</text:p>
      <text:p text:style-name="P4"><text:span text:style-name="T1">Remote config</text:span>--&gt;Cambia el aspecto de la app sin publicar nuevamente la app</text:p>
      <text:p text:style-name="P4"><text:span text:style-name="T1">Predictions</text:span>--&gt;Aprendizaje automático de las estadisticas para crear grupos de usuarios dinámicos.</text:p>
      <text:p text:style-name="P4"><text:span text:style-name="T1">App Indexing</text:span>--&gt;Figurar en el buscador de Google</text:p>
      <text:p text:style-name="P4"><text:span text:style-name="T1">Admobs</text:span>--&gt;Es una plataforma de publicidad para moviles que puede usar para generar ingresos con la app.</text:p>
      <text:p text:style-name="P4"/>
      <text:p text:style-name="P2"/>
      <text:p text:style-name="P2"/>
      <text:p text:style-name="P2"/>
      <text:p text:style-name="P2"/>
      <text:list xml:id="list131750436741670" text:continue-numbering="true" text:style-name="Outline">
        <text:list-item>
          <text:list>
            <text:list-item>
              <text:h text:style-name="Heading_20_2" text:outline-level="2"><text:soft-page-break/>Bases de datos disponibles</text:h>
            </text:list-item>
          </text:list>
        </text:list-item>
      </text:list>
      <text:p text:style-name="P2"/>
      <text:list xml:id="list139049874" text:style-name="L1">
        <text:list-item>
          <text:p text:style-name="P11"><text:span text:style-name="Strong_20_Emphasis"><text:span text:style-name="T2">Realtime Database</text:span></text:span> es la base de datos original de Firebase. Es una solución eficiente de baja latencia para las apps para dispositivos móviles que necesitan estados sincronizados entre los clientes en tiempo real.Utiliza Json</text:p>
        </text:list-item>
        <text:list-item>
          <text:p text:style-name="P10"><text:span text:style-name="Strong_20_Emphasis"><text:span text:style-name="T2">Cloud Firestore</text:span></text:span> es la nueva base de datos insignia de Firebase para la programación de apps para dispositivos móviles. Aprovecha lo mejor de Realtime Database con un nuevo modelo de datos más intuitivo. Cloud Firestore también cuenta con consultas más ricas y rápidas, y la escala se ajusta mejor que Realtime Database.(beta) Utiliza colecciones</text:p>
        </text:list-item>
        <text:list-item>
          <text:p text:style-name="P10"><text:span text:style-name="T1">RETHINKDB</text:span> es una base de datos open source orientada a documentos, con soporte para Dart <text:s/>en tiempo real , que se ve como una alternativa a fúturo</text:p>
        </text:list-item>
      </text:list>
      <text:p text:style-name="Text_20_body"/>
      <text:list xml:id="list131750521459987" text:continue-list="list131750436741670" text:style-name="Outline">
        <text:list-item>
          <text:list>
            <text:list-item>
              <text:h text:style-name="Heading_20_2" text:outline-level="2">Cloud Firestore </text:h>
            </text:list-item>
          </text:list>
        </text:list-item>
      </text:list>
      <text:p text:style-name="Text_20_body"><text:tab/>Es una base de datos jerarquica.Almacena los datos en documentos que se organizan en colecciones, y l<text:span text:style-name="T13">a</text:span>s <text:span text:style-name="T13">colecciones</text:span> pueden tener <text:span text:style-name="T13">documentos</text:span> y asi sucesivamente, hasta una anidación de 100.</text:p>
      <text:p text:style-name="Text_20_body"><draw:frame draw:style-name="fr1" draw:name="gráficos1" text:anchor-type="as-char" svg:width="15.367cm" svg:height="4.332cm" draw:z-index="0"><draw:image xlink:href="https://lh3.googleusercontent.com/sWc8b8wrih87USMnLzVvfMpxuCVP0xSD0u6LR1tocsuoXrpAi0zAa1kdXN226uEWqjxi0bD4ajT0kStPc4xwb90TnE1yjQ=s888" xlink:type="simple" xlink:show="embed" xlink:actuate="onLoad" loext:mime-type="image/png"/></draw:frame></text:p>
      <text:p text:style-name="Text_20_body"><text:tab/>Se ofrece un métod <text:span text:style-name="Source_20_Text"><text:span text:style-name="T5">onSnapshot </text:span></text:span><text:span text:style-name="Source_20_Text"><text:span text:style-name="T7">que permite oir en forma sincronizada lo que ocurre en la base de datos en forma instantanea esto se denomina función de compensación de latencia.A su vez cuando se ejecute una escritura es comuni</text:span></text:span><text:span text:style-name="Source_20_Text"><text:span text:style-name="T8">ca</text:span></text:span><text:span text:style-name="Source_20_Text"><text:span text:style-name="T7">da al <text:s/></text:span></text:span><text:span text:style-name="Source_20_Text"><text:span text:style-name="T6">onSnapshot</text:span></text:span></text:p>
      <text:p text:style-name="Text_20_body"><text:span text:style-name="Source_20_Text"><text:span text:style-name="T7"><text:tab/></text:span></text:span><text:span text:style-name="Source_20_Text"><text:span text:style-name="T4">Los documentos recuperados tienen una propiedad </text:span></text:span><text:span text:style-name="Source_20_Text"><text:span text:style-name="T6">metadata.hasPendingWrites </text:span></text:span><text:span text:style-name="Source_20_Text"><text:span text:style-name="T4">que indica si el documento tiene cambios locales que todavía no se escribieron en el backend.</text:span></text:span></text:p>
      <text:p text:style-name="Text_20_body"><text:span text:style-name="Source_20_Text"><text:span text:style-name="T4"><text:tab/></text:span></text:span>Las consultas se indexan de forma <text:span text:style-name="T10">predeterminada</text:span>: El rendimiento de las consultas es proporcional al tamaño del conjunto de resultados, no del conjunto de datos.</text:p>
      <text:p text:style-name="Text_20_body"/>
      <text:p text:style-name="P5"><text:soft-page-break/><text:tab/>Cada transacción o escritura en lote puede escribir en un máximo de 500 documentos</text:p>
      <text:p text:style-name="P5"><text:tab/>si una transacción lee documentos y otro cliente modifica cualquiera de esos documentos, Cloud Firestore vuelve a intentar la transacción. Esta característica garantiza que la transacción se ejecute en datos coherentes y actualizados</text:p>
      <text:p text:style-name="P5">una transacción errónea muestra un error y no escribe en la base de datos. No es necesario que reviertas la transacción; Cloud Firestore lo hace automáticamente.</text:p>
      <text:p text:style-name="Text_20_body"><text:span text:style-name="T9"> Las consultas se escalan con el tamaño conjunto de resultados, no con el tamaño del conjunto de datos, por lo que se obtiene el mismo rendimientos obteniendo 1 resultado de un conjunto de datos de 100 ó 1000000000</text:span><text:span text:style-name="T3"> </text:span><text:span text:style-name="T11"><text:s/></text:span></text:p>
      <text:p text:style-name="P6">La BD esta distribuida en regiones para evitar catastrofes.</text:p>
      <text:p text:style-name="P6">Hoy hay mil usuarios conectados. <text:s/>Al mes bajaron en un -0,8%</text:p>
      <text:p text:style-name="Text_20_body"><text:a xlink:type="simple" xlink:href="https://firebase.google.com/pricing/?authuser=0" text:style-name="Internet_20_link" text:visited-style-name="Visited_20_Internet_20_Link"><text:span text:style-name="T11">Detalle de cobros</text:span></text:a></text:p>
      <text:list xml:id="list131751837934462" text:continue-numbering="true" text:style-name="Outline">
        <text:list-item>
          <text:list>
            <text:list-item>
              <text:h text:style-name="Heading_20_2" text:outline-level="2"/>
            </text:list-item>
          </text:list>
        </text:list-item>
      </text:list>
      <text:p text:style-name="P7">Flutter y firestore</text:p>
      <text:p text:style-name="P8">Al contar con una base de datos jerarquica, la cual mantiene duplicados, los cambios son operaciones batch(supogo)</text:p>
      <text:p text:style-name="P8"/>
      <text:p text:style-name="P8">Por cada compra tenemos derecho a crear proyectos en cada proyecto una base de datos.</text:p>
      <text:p text:style-name="P8">Antes de compilar se debe bajar un archivo json que proporciona google donde se relaciona el proyecto android con la base de datos...</text:p>
      <text:p text:style-name="P9"/>
      <text:p text:style-name="P9"/>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document"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1.249cm" fo:margin-left="3cm" fo:margin-right="3cm" style:shadow="none"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tab/><text:tab/></text:p>
      </style:footer>
      <style:footer-left>
        <text:p text:style-name="Footer"><text:tab/> <text:s text:c="62"/><text:page-number text:select-page="current">4</text:page-number>/<text:page-count>4</text:page-count></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22</meta:editing-cycles>
    <meta:creation-date>2018-03-07T12:45:00</meta:creation-date>
    <dc:date>2018-07-04T13:17:48.155000000</dc:date>
    <meta:editing-duration>PT4H35M36S</meta:editing-duration>
    <meta:generator>LibreOffice/6.0.4.2$Windows_X86_64 LibreOffice_project/9b0d9b32d5dcda91d2f1a96dc04c645c450872bf</meta:generator>
    <meta:document-statistic meta:table-count="0" meta:image-count="1" meta:object-count="0" meta:page-count="4" meta:paragraph-count="51" meta:word-count="753" meta:character-count="4819" meta:non-whitespace-character-count="40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